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TLS Version (Transport Layer Security Sürümü)</text:span></text:h>
      <text:p text:style-name="Text_20_body"><text:span text:style-name="Strong_20_Emphasis">TLS (Transport Layer Security)</text:span>, internet üzerinde güvenli veri iletimi sağlamak için kullanılan bir protokoldür. Bu protokol, verilerin şifrelenmesi ve doğruluğunun sağlanması amacıyla kullanılır.</text:p>
      <text:p text:style-name="Horizontal_20_Line"/>
      <text:h text:style-name="Heading_20_3" text:outline-level="3"><text:span text:style-name="Strong_20_Emphasis">Açıklama:</text:span></text:h>
      <text:list text:style-name="L1">
        <text:list-item>
          <text:p text:style-name="P1"><text:span text:style-name="Strong_20_Emphasis">TLS Sürümünün Zamanla Değişmesi:</text:span></text:p>
          <text:list>
            <text:list-item>
              <text:p text:style-name="P2">TLS sürümleri zaman içinde gelişir ve daha güvenli hale gelir. Bu nedenle, kullanılan TLS sürümü, zamanla değişebilir ve <text:span text:style-name="Strong_20_Emphasis">bilinen güvenlik açıklarına göre güncellenir</text:span>.</text:p>
            </text:list-item>
            <text:list-item>
              <text:p text:style-name="P2">Bu belirli OAuth 2.0 spesifikasyonunda, <text:span text:style-name="Strong_20_Emphasis">TLS kullanımı</text:span> belirli bir sürümle sınırlı olmayıp, <text:span text:style-name="Strong_20_Emphasis">uygulamaların ve ortamların ihtiyaçlarına göre değişebilir</text:span>.</text:p>
            </text:list-item>
          </text:list>
        </text:list-item>
        <text:list-item>
          <text:p text:style-name="P1"><text:span text:style-name="Strong_20_Emphasis">TLS 1.2'nin Durumu:</text:span></text:p>
          <text:list>
            <text:list-item>
              <text:p text:style-name="P2">Yazının yazıldığı sırada, <text:span text:style-name="Strong_20_Emphasis">TLS 1.2</text:span> en son sürüm olarak belirtilmiştir. <text:span text:style-name="Strong_20_Emphasis">TLS 1.2</text:span>, <text:span text:style-name="Strong_20_Emphasis">RFC5246</text:span> belgesine dayanmaktadır. Ancak, bu sürümün yaygın kullanımı sınırlıdır ve tüm ortamlar veya uygulamalar için uygun olmayabilir. Bu, özellikle bazı eski sistemlerde TLS 1.2'nin desteklenmediği anlamına gelebilir.</text:p>
            </text:list-item>
          </text:list>
        </text:list-item>
        <text:list-item>
          <text:p text:style-name="P1"><text:span text:style-name="Strong_20_Emphasis">TLS 1.0 ve Yaygın Kullanımı:</text:span></text:p>
          <text:list>
            <text:list-item>
              <text:p text:style-name="P2"><text:span text:style-name="Strong_20_Emphasis">TLS 1.0</text:span> (RFC2246) daha yaygın olarak kullanılan bir sürümdür. Bu sürüm, birçok sistem ve uygulama tarafından geniş bir şekilde desteklenir, bu nedenle geniş <text:span text:style-name="Strong_20_Emphasis">interoperabilite (uyumluluk)</text:span> sağlar. Ancak, güvenlik açıkları nedeniyle artık eski ve daha güvenli alternatifler kullanılmaktadır.</text:p>
            </text:list-item>
          </text:list>
        </text:list-item>
        <text:list-item>
          <text:p text:style-name="P1"><text:span text:style-name="Strong_20_Emphasis">Ekstra Güvenlik Mekanizmaları:</text:span></text:p>
          <text:list>
            <text:list-item>
              <text:p text:style-name="P1">Spesifikasyona göre, uygulamalar sadece TLS değil, <text:span text:style-name="Strong_20_Emphasis">ekstra güvenlik önlemleri</text:span> veya protokoller de kullanabilirler. Bu, daha özel güvenlik gereksinimlerine sahip uygulamalar için ek protokoller veya şifreleme yöntemleri sunar.</text:p>
            </text:list-item>
          </text:list>
        </text:list-item>
      </text:list>
      <text:p text:style-name="Horizontal_20_Line"/>
      <text:h text:style-name="Heading_20_3" text:outline-level="3"><text:span text:style-name="Strong_20_Emphasis">Özet:</text:span></text:h>
      <text:p text:style-name="Text_20_body">Bu bölüm, <text:span text:style-name="Strong_20_Emphasis">TLS protokolü</text:span> ile ilgili iki ana noktayı vurgulamaktadır:</text:p>
      <text:list text:style-name="L2">
        <text:list-item>
          <text:p text:style-name="P4"><text:span text:style-name="Strong_20_Emphasis">TLS 1.2</text:span>, şu anki yazımda en son sürüm olarak belirtilmiş olmasına rağmen, yaygın olarak desteklenmemektedir ve bazı uygulamalar için kullanımda zorluklar olabilir.</text:p>
        </text:list-item>
        <text:list-item>
          <text:p text:style-name="P4"><text:span text:style-name="Strong_20_Emphasis">TLS 1.0</text:span> daha yaygın bir şekilde kullanılmaktadır, ancak eski ve daha güvenli alternatiflere göre güvenlik zaafiyetleri taşıyabilir.</text:p>
        </text:list-item>
        <text:list-item>
          <text:p text:style-name="P3">Ayrıca, <text:span text:style-name="Strong_20_Emphasis">ekstra güvenlik önlemleri</text:span> uygulanabilir ve kullanılan sürüm zamanla değişebilir.</text:p>
        </text:list-item>
      </text:list>
      <text:p text:style-name="Text_20_body">Sonuç olarak, güvenlik gereksinimleri ve çevresel koşullara bağlı olarak TLS sürümü seçilmelidir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tr" fo:country="T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02:38:21.939153723</meta:creation-date>
    <dc:date>2025-01-26T02:38:39.020145288</dc:date>
    <meta:editing-duration>PT17S</meta:editing-duration>
    <meta:editing-cycles>1</meta:editing-cycles>
    <meta:document-statistic meta:table-count="0" meta:image-count="0" meta:object-count="0" meta:page-count="1" meta:paragraph-count="18" meta:word-count="273" meta:character-count="2051" meta:non-whitespace-character-count="1808"/>
    <meta:generator>LibreOffice/7.4.7.2$Linux_X86_64 LibreOffice_project/40$Build-2</meta:generator>
  </office:meta>
</office:document-meta>
</file>